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38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ffff99"/>
    </style:style>
    <style:style style:name="ce11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21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2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4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2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fo:background-color="#ffff6d" fo:border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8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30" style:family="table-cell" style:parent-style-name="Default">
      <style:table-cell-properties fo:background-color="#ffffa6" fo:border="0.74pt solid #000000"/>
    </style:style>
    <style:style style:name="ce31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style:use-window-font-color="true"/>
    </style:style>
    <style:style style:name="ce33" style:family="table-cell" style:parent-style-name="Default" style:data-style-name="N2">
      <style:table-cell-properties fo:background-color="#ffff6d" fo:border="0.74pt solid #000000"/>
    </style:style>
    <style:style style:name="ce34" style:family="table-cell" style:parent-style-name="Default" style:data-style-name="N2">
      <style:table-cell-properties fo:background-color="#ffffa6" fo:border="0.74pt solid #000000"/>
    </style:style>
    <style:style style:name="ce35" style:family="table-cell" style:parent-style-name="Default" style:data-style-name="N2">
      <style:table-cell-properties fo:border="0.74pt solid #000000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3" office:value-type="string" calcext:value-type="string" table:number-columns-spanned="4" table:number-rows-spanned="1">
            <text:p>Error Recovery Quality</text:p>
          </table:table-cell>
          <table:covered-table-cell table:style-name="ce3"/>
          <table:covered-table-cell table:number-columns-repeated="2" table:style-name="ce1"/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 table:number-columns-spanned="2" table:number-rows-spanned="1">
            <text:p>Error Recovery Quality</text:p>
          </table:table-cell>
          <table:covered-table-cell/>
          <table:table-cell table:style-name="ce1" office:value-type="string" calcext:value-type="string" table:number-columns-spanned="1" table:number-rows-spanned="2">
            <text:p>Analysis</text:p>
          </table:table-cell>
          <table:table-cell table:style-name="ce1" office:value-type="string" calcext:value-type="string" table:number-columns-spanned="1" table:number-rows-spanned="2">
            <text:p>Por que none?</text:p>
          </table:table-cell>
          <table:table-cell table:number-columns-spanned="1" table:number-rows-spanned="2"/>
          <table:table-cell/>
          <table:table-cell table:style-name="Default"/>
          <table:table-cell table:style-name="ce17"/>
          <table:table-cell table:number-columns-repeated="4"/>
        </table:table-row>
        <table:table-row table:style-name="ro1">
          <table:covered-table-cell/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Alt2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Upath</text:p>
          </table:table-cell>
          <table:covered-table-cell/>
          <table:covered-table-cell table:style-name="ce1"/>
          <table:covered-table-cell/>
          <table:table-cell/>
          <table:table-cell table:style-name="Default" office:value-type="string" calcext:value-type="string">
            <text:p><text:s/></text:p>
          </table:table-cell>
          <table:table-cell table:style-name="ce17" office:value-type="string" calcext:value-type="string">
            <text:p>Upath + DeepBan</text:p>
          </table:table-cell>
          <table:table-cell/>
          <table:table-cell office:value-type="string" calcext:value-type="string">
            <text:p>UpathPrefLast</text:p>
          </table:table-cell>
          <table:table-cell office:value-type="string" calcext:value-type="string">
            <text:p>NewStandard</text:p>
          </table:table-cell>
          <table:table-cell office:value-type="string" calcext:value-type="string">
            <text:p>UpathPrefLastNew</text:p>
          </table:table-cell>
        </table:table-row>
        <table:table-row table:style-name="ro1">
          <table:table-cell office:value-type="string" calcext:value-type="string">
            <text:p>AfterBlockErr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Não havia uma label em um token em um nível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fterIteratorSymbol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sincronizou corretamente e perdeu o restante da entrada (Hard)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(primary / qualIdent)’ na regra statementExpress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fterNew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good</text:p>
          </table:table-cell>
          <table:table-cell table:style-name="Default" office:value-type="string" calcext:value-type="string">
            <text:p>Reconhece a árvore de forma errada, porém consegue sincronizar após o statement (Standard). Não sincronizou corretamente e perdeu o restante da entrada após o erro (Hard). Perdeu alguns tokens (Alt2)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após primeiro ‘new’ da regra primaryBase e em expression na regra primaryRest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Descarta alguns tokens, porém consegue sincronizar após o statement (Hard, Standard). Sincroniza incorretamente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Unique e Upath <text:s/>descartam alguns tokens, porém consegue sincronizar após o statement. Ambos perdem um token a mais do que o Hard e o Stand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/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consegue sincronizar, reconhece a árvore de forma errada e descarta muitos tokens (Standard). Não consegue sincronizar e perde toda a entrada após o erro (Hard). Desempenho similar ao Standard, porém diferente (Alt2)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nnotationType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Descarta todo o bloco (Stand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annotationTypeBody na regra annotationType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rguments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Perdeu muitos tokens e se confundiu com o reconhecimento da árvore, porém conseguiu sincornizar mais adia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rguments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Perde toda a informação após o erro (Hard). Sincroniza incorretamente e descarta vários tokens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quart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rguments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17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good</text:p>
          </table:table-cell>
          <table:table-cell table:style-name="ce17" office:value-type="string" calcext:value-type="string">
            <text:p>Descarta alguns tokens, porém consegue sincronizar após o statement (Standard). Descarta toda a entrad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quint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rrayInitializer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arrayInitializer na regra arrayCreator e em variableDeclarator na regra variableDeclaratorList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Asterisk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na regra static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perto de ‘synchronized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’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ken mais geral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 Perde todos os tokens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poor</text:p>
          </table:table-cell>
          <table:table-cell/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poor</text:p>
          </table:table-cell>
          <table:table-cell/>
          <table:table-cell table:style-name="ce8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LASSErr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LASSErr2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terceir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Perde todos os tokens após o erro (Alt2)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1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atchFormalParamete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sincronizou corretamente e perdeu o restante da entrada (Hard). Perdeu todos os tokens após o erro, porém se saiu melhor do que o Hard (Alt2)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Nunca a label é lançada, pois o first do lado direito da regra possui anotação.</text:p>
          </table:table-cell>
          <table:table-cell office:value-type="string" calcext:value-type="string">
            <text:p><text:s/>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lass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Sincroniza incorretamente (Stand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lassBody na regra normalClassDeclar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ce17" office:value-type="string" calcext:value-type="string">
            <text:p>Reconhece o comando onde ocorre o erro incorretamente, porém sincroniza logo em seguida (Standard). Não reconhece o restante da entrada após o erro (Hard). Não consegue sincronizar e perde a maior parte da entrada após o erro, porém reconhece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classCreator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lassCreatorErr2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Descarta apenas um token, porém a estrutura do comando está errada (Standard). Não reconhece o restante da entrada após o erro (Hard). Perde toda a informação após o erro, porém reconhece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lassCreator n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lassType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supercl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interfaceType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lassTypeErr4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ce17" office:value-type="string" calcext:value-type="string">
            <text:p>Reconhece o comando onde ocorre o erro incorretamente, porém sincroniza logo em seguida (Standard). Não reconhece o restante da entrada após o erro (Hard). Perde toda a informação após o erro, porém reconhece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7" office:value-type="string" calcext:value-type="string">
            <text:p>Reconhece incorretamente o comando onde ocorre o erro, porém sincroniza logo em seguida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/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Sincroniza incorretmante e perde toda a entrada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Perde toda a informação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witchLab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:’ n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 Não sincroniza corretamente, porém reconhece muito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mmaAvaliableErr.java</text:p>
          </table:table-cell>
          <table:table-cell table:style-name="ce4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Default" office:value-type="string" calcext:value-type="string">
            <text:p>Reconhece os parâmetros ocorre o erro incorretamente, porém sincroniza logo em seguida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methodDeclarator na regra methodHea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construtorBody na regra constructor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onstructor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Perde toda a informação do corpo do Enum e não sincroniza 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interfac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nnotationTyp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urRBrackErr6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u um token, porém sincronizou corretamente (Stand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elementValue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urRBrack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u o statement onde ocorreu o erro corretament, mas sincronizou corretamente depois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urRBrackErr8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urRBrackErr9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DotAvaliableErr.java</text:p>
          </table:table-cell>
          <table:table-cell table:style-name="ce4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 Sincroniza incorretamente e perde toda a entrada após o erro, porém reconhece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da regra localVariableDeclarationStatement e em arguments da regra classCre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m duas labels em níveis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Sincroniza incorretamente e perde toda a entrada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no penúltimo ‘.’ d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default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5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elementValuePai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lementValue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8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singleElementAnno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5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Pair da regra elementValuePai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8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um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Sincroniza in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qAvaliableErr1.java</text:p>
          </table:table-cell>
          <table:table-cell table:style-name="ce4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na regra localVariableDeclaration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qAvaliableErr3.java</text:p>
          </table:table-cell>
          <table:table-cell table:style-name="ce4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 a informação do que vem depois do token ‘try’, porém sincroniza logo em seguida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good</text:p>
          </table:table-cell>
          <table:table-cell office:value-type="string" calcext:value-type="string">
            <text:p>Perde a informação do resourceSpecification após o try, mas sincroniza corretamente. Upath se sai melhor que o Standard e o H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/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style-name="ce4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 a informação do segundo tipo e do nome da exceção capturada no catch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Upath se saiu igual ao Standard e Hard, e o Unique perdeu um token a mais do que eles, mas todos consguiram sincronizar corretamente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/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qualAmpersandErr.java</text:p>
          </table:table-cell>
          <table:table-cell table:style-name="ce5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atando label em ‘: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qualPlusErr.java</text:p>
          </table:table-cell>
          <table:table-cell table:style-name="ce4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good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Perde a informação da expressão, porém sincroniza 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/>
          <table:table-cell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2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7" office:value-type="string" calcext:value-type="string">
            <text:p>excellent</text:p>
          </table:table-cell>
          <table:table-cell/>
          <table:table-cell table:style-name="ce37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10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um token a mai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expression da regra argument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8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ce18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ssionErr9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FormalParamete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descarta alguns tokens (Hard, 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formalParameter da regra formalParamete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5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Paramet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ArgumentsOrDiamo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0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quarto Identifier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11.java</text:p>
          </table:table-cell>
          <table:table-cell table:style-name="ce6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quinto Identifier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12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étimo Identifier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13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oitavo Identifier da regra primaryBase e no último ‘;’ d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14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último Identifier da regra primaryRest e no último ‘;’ d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Identifier da regra classTypeWithDiamond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1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Identifier da regra inferredFormalParameter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dentifier na regra normalClass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dentifier na regra normalInterface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dentifier na regra annotationType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Id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dentifier na regra annotationTypeEleme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IdErr8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primeiro Identifier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9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';' após statmentExpression na regra statement, em ‘:’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m duas labels em um token em um nível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nterface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nterfaceBody na regra normalInterface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interfaceTypeList na regra extendsInterfaces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terfaceWord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'interface' na regra annotationType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'(' na regra method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(‘ na regra constructor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Par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(‘ na regra annotationTypeEleme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Par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(‘ na regra basic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Par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;’ após statementExpression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methodBody na regra method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methodBody na regra interfaceMethod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5" office:value-type="string" calcext:value-type="string">
            <text:p>good</text:p>
          </table:table-cell>
          <table:table-cell table:style-name="Default" office:value-type="string" calcext:value-type="string">
            <text:p>Reconhece a assinatura incorretamente, mas consegue sincronizar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methodDeclarator da regra methodHeade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MinusEqualGreaterErr.java</text:p>
          </table:table-cell>
          <table:table-cell table:style-name="ce7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NEWErr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após primeiro ‘new’ da regra primaryBase e em ‘;’ após statementExpression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ParExpressionErr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após statementExpression na regra statement e em ‘:’ na regra stat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ParExpressionErr2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após statementExpression na regra statement, em ‘:’ na regra statment e em parExpression após primeiro ‘while’ d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duas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ParExpressi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ParExpressi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ParExpression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parExpression após o ‘synchronized’ d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PrimaryQualIden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QualIdent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primeiro ‘]’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Brack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‘]’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Brack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erceiro ‘]’ da regra primaryBase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Brack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]’ da regra primaryRe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Brack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]’ da regra dimExp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method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10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arguments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1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36" office:value-type="string" calcext:value-type="string">
            <text:p>Descobrir o FIRST de unaryExpression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constructor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singleElementAnnot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annotationTypeEleme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Par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basic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enhanced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9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)’ na regra parExpress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eferenceTypeErr3.java</text:p>
          </table:table-cell>
          <table:table-cell table:style-name="ce1" office:value-type="string" calcext:value-type="string">
            <text:p>good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36" office:value-type="string" calcext:value-type="string">
            <text:p>Descobrir o FOLLOW de infixExpression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Perde alguns tokens, mas consegue sincronizar corretamente. Não reconhece granda parte da entrada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result e em methodDeclarator na regra methodHeade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adicionar outra label para ajudar a sincronizar com a entrad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UPER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‘super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UPER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erceiro ‘super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0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‘;’ após statementExpression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‘;’ da regra basic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primeiro ‘)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egundo ‘)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erceiro ‘)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um token a mai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quarto ‘)’ da regra explicitConstructorInvoc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na regra annotationTypeEleme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8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‘;’ na regra localVariableDeclaration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9.java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8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tatementErr1.java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Unique, Upath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table:number-columns-repeated="3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/>
          <table:table-cell table:style-name="ce1" office:value-type="string" calcext:value-type="string">
            <text:p>good</text:p>
          </table:table-cell>
          <table:table-cell table:style-name="ce8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tatementErr2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tatementErr3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statement após primeiro token ‘while’ da regra statement e em ‘:’ na regra 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tatement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tatementErr5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último statement da regra stat2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tatement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5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tatement na regra basic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tatement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tatement na regra enhancedForStatemen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tatementExpression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statementExpression na regra statementExpression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>
            <text:p>excellent</text:p>
          </table:table-cell>
          <table:table-cell/>
          <table:table-cell table:number-columns-repeated="2"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ypeArgument na regra typeArgument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ypeParameterList na regra typeParameters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typeParameter na regra typeParameter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aryExpression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UnaryExpressi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UnaryExpressi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UnaryExpressi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36" office:value-type="string" calcext:value-type="string">
            <text:p>Descobrir o FOLLOW de castExpression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UnaryExpression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variableDeclarator na regra variableDeclaratorList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VariableDeclaratorId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Default" office:value-type="string" calcext:value-type="string">
            <text:p>Confunde o método como um construtor, porém sincroniza corretamente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excellent</text:p>
          </table:table-cell>
          <table:table-cell office:value-type="string" calcext:value-type="string">
            <text:p>Unique perdeu um token a mais do que o Standard e o Hard, mas conseguiu sincronizar corretamente.</text:p>
          </table:table-cell>
          <table:table-cell table:number-columns-repeated="3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em variableDeclaratorList na regra constantDeclarati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none</text:p>
          </table:table-cell>
          <table:table-cell/>
          <table:table-cell table:style-name="ce17" office:value-type="string" calcext:value-type="string">
            <text:p>Faltando label no variableInitializer na regra variableDeclarator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WHILE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andard</text:p>
          </table:table-cell>
          <table:table-cell table:style-name="ce2" table:number-columns-repeated="2"/>
          <table:table-cell/>
          <table:table-cell table:style-name="ce11" office:value-type="string" calcext:value-type="string" table:number-columns-spanned="4" table:number-rows-spanned="1">
            <text:p>Standard</text:p>
          </table:table-cell>
          <table:covered-table-cell table:style-name="Default"/>
          <table:covered-table-cell table:number-columns-repeated="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/>
          <table:table-cell table:style-name="ce12" office:value-type="string" calcext:value-type="string" table:number-columns-spanned="2" table:number-rows-spanned="1">
            <text:p>Problema</text:p>
          </table:table-cell>
          <table:covered-table-cell table:style-name="ce19"/>
          <table:table-cell table:style-name="ce25" office:value-type="string" calcext:value-type="string">
            <text:p>Quantidade</text:p>
          </table:table-cell>
          <table:table-cell table:style-name="ce25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C3:.C177];&quot;excellent&quot;)" office:value-type="float" office:value="110" calcext:value-type="float">
            <text:p>110</text:p>
          </table:table-cell>
          <table:table-cell table:style-name="ce10" table:formula="of:=([.B183]/[.B187])*100" office:value-type="float" office:value="62.8571428571429" calcext:value-type="float">
            <text:p>62,86</text:p>
          </table:table-cell>
          <table:table-cell/>
          <table:table-cell table:style-name="ce13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20"/>
          <table:table-cell table:style-name="ce26" office:value-type="float" office:value="12" calcext:value-type="float">
            <text:p>12</text:p>
          </table:table-cell>
          <table:table-cell table:style-name="ce33" table:formula="of:=([.G183]/[.G191])*100" office:value-type="float" office:value="30" calcext:value-type="float">
            <text:p>3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C3:.C177];&quot;good&quot;)" office:value-type="float" office:value="24" calcext:value-type="float">
            <text:p>24</text:p>
          </table:table-cell>
          <table:table-cell table:style-name="ce10" table:formula="of:=([.B184]/[.B187])*100" office:value-type="float" office:value="13.7142857142857" calcext:value-type="float">
            <text:p>13,71</text:p>
          </table:table-cell>
          <table:table-cell/>
          <table:table-cell table:style-name="ce14" office:value-type="string" calcext:value-type="string" table:number-columns-spanned="1" table:number-rows-spanned="4">
            <text:p>Não anotou a label que deveria.</text:p>
          </table:table-cell>
          <table:table-cell table:style-name="ce21" office:value-type="string" calcext:value-type="string">
            <text:p>Participa de uma escolha não LL(1)</text:p>
          </table:table-cell>
          <table:table-cell table:style-name="ce27" office:value-type="float" office:value="14" calcext:value-type="float">
            <text:p>14</text:p>
          </table:table-cell>
          <table:table-cell table:style-name="ce34" table:formula="of:=([.G187]/[.G191])*100" office:value-type="float" office:value="45" calcext:value-type="float" table:number-columns-spanned="1" table:number-rows-spanned="4">
            <text:p>4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C3:.C177];&quot;poor&quot;)" office:value-type="float" office:value="41" calcext:value-type="float">
            <text:p>41</text:p>
          </table:table-cell>
          <table:table-cell table:style-name="ce10" table:formula="of:=([.B185]/[.B187])*100" office:value-type="float" office:value="23.4285714285714" calcext:value-type="float">
            <text:p>23,43</text:p>
          </table:table-cell>
          <table:table-cell/>
          <table:covered-table-cell table:style-name="ce15"/>
          <table:table-cell table:style-name="ce22" office:value-type="string" calcext:value-type="string">
            <text:p>Problema do else </text:p>
          </table:table-cell>
          <table:table-cell table:style-name="ce28" office:value-type="float" office:value="1" calcext:value-type="float">
            <text:p>1</text:p>
          </table:table-cell>
          <table:covered-table-cell table:style-name="ce35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C3:.C177];&quot;none&quot;)" office:value-type="float" office:value="0" calcext:value-type="float">
            <text:p>0</text:p>
          </table:table-cell>
          <table:table-cell table:style-name="ce10" table:formula="of:=([.B186]/[.B187])*100" office:value-type="float" office:value="0" calcext:value-type="float">
            <text:p>0,00</text:p>
          </table:table-cell>
          <table:table-cell/>
          <table:covered-table-cell table:style-name="ce15"/>
          <table:table-cell table:style-name="ce22" office:value-type="string" calcext:value-type="string">
            <text:p>Repetição não LL(1)</text:p>
          </table:table-cell>
          <table:table-cell table:style-name="ce28" office:value-type="float" office:value="3" calcext:value-type="float">
            <text:p>3</text:p>
          </table:table-cell>
          <table:covered-table-cell table:style-name="ce35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83:.B186])" office:value-type="float" office:value="175" calcext:value-type="float">
            <text:p>175</text:p>
          </table:table-cell>
          <table:table-cell table:style-name="ce10" table:formula="of:=([.B187]/[.B187])*100" office:value-type="float" office:value="100" calcext:value-type="float">
            <text:p>100,00</text:p>
          </table:table-cell>
          <table:table-cell/>
          <table:covered-table-cell table:style-name="ce15"/>
          <table:table-cell table:style-name="ce23" office:value-type="string" calcext:value-type="string">
            <text:p>Total:</text:p>
          </table:table-cell>
          <table:table-cell table:style-name="ce29" table:formula="of:=SUM([.G184:.G186])" office:value-type="float" office:value="18" calcext:value-type="float">
            <text:p>18</text:p>
          </table:table-cell>
          <table:covered-table-cell table:style-name="ce35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3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4"/>
          <table:table-cell table:style-name="ce26" office:value-type="float" office:value="1" calcext:value-type="float">
            <text:p>1</text:p>
          </table:table-cell>
          <table:table-cell table:style-name="ce33" table:formula="of:=([.G188]/[.G191])*100" office:value-type="float" office:value="2.5" calcext:value-type="float">
            <text:p>2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9"/>
          <table:table-cell table:style-name="ce2"/>
          <table:table-cell/>
          <table:table-cell table:style-name="ce15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20"/>
          <table:table-cell table:style-name="ce30" office:value-type="float" office:value="3" calcext:value-type="float">
            <text:p>3</text:p>
          </table:table-cell>
          <table:table-cell table:style-name="ce34" table:formula="of:=([.G189]/[.G191])*100" office:value-type="float" office:value="7.5" calcext:value-type="float">
            <text:p>7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/>
          <table:table-cell table:style-name="ce13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4"/>
          <table:table-cell table:style-name="ce26" office:value-type="float" office:value="6" calcext:value-type="float">
            <text:p>6</text:p>
          </table:table-cell>
          <table:table-cell table:style-name="ce33" table:formula="of:=([.G190]/[.G191])*100" office:value-type="float" office:value="15" calcext:value-type="float">
            <text:p>1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D3:.D177];&quot;excellent&quot;)" office:value-type="float" office:value="41" calcext:value-type="float">
            <text:p>41</text:p>
          </table:table-cell>
          <table:table-cell table:style-name="ce10" table:formula="of:=([.B191]/[.B195])*100" office:value-type="float" office:value="23.4285714285714" calcext:value-type="float">
            <text:p>23,43</text:p>
          </table:table-cell>
          <table:table-cell/>
          <table:table-cell table:style-name="ce16" office:value-type="string" calcext:value-type="string" table:number-columns-spanned="2" table:number-rows-spanned="1">
            <text:p>Total:</text:p>
          </table:table-cell>
          <table:covered-table-cell table:style-name="ce20"/>
          <table:table-cell table:style-name="ce30" table:formula="of:=SUM([.G183];[.G187];[.G188];[.G189];[.G190])" office:value-type="float" office:value="40" calcext:value-type="float">
            <text:p>40</text:p>
          </table:table-cell>
          <table:table-cell table:style-name="ce34" table:formula="of:=([.G191]/[.G191])*100" office:value-type="float" office:value="100" calcext:value-type="float">
            <text:p>10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D3:.D177];&quot;good&quot;)" office:value-type="float" office:value="8" calcext:value-type="float">
            <text:p>8</text:p>
          </table:table-cell>
          <table:table-cell table:style-name="ce10" table:formula="of:=[.B192]/[.B195]*100" office:value-type="float" office:value="4.57142857142857" calcext:value-type="float">
            <text:p>4,57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D3:.D177];&quot;poor&quot;)" office:value-type="float" office:value="107" calcext:value-type="float">
            <text:p>107</text:p>
          </table:table-cell>
          <table:table-cell table:style-name="ce10" table:formula="of:=[.B193]/[.B195]*100" office:value-type="float" office:value="61.1428571428572" calcext:value-type="float">
            <text:p>61,14</text:p>
          </table:table-cell>
          <table:table-cell/>
          <table:table-cell table:style-name="ce2" office:value-type="string" calcext:value-type="string">
            <text:p>Manual</text:p>
          </table:table-cell>
          <table:table-cell table:style-name="ce2" table:number-columns-repeated="2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D3:.D177];&quot;none&quot;)" office:value-type="float" office:value="19" calcext:value-type="float">
            <text:p>19</text:p>
          </table:table-cell>
          <table:table-cell table:style-name="ce10" table:formula="of:=[.B194]/[.B195]*100" office:value-type="float" office:value="10.8571428571429" calcext:value-type="float">
            <text:p>10,86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191:.B194])" office:value-type="float" office:value="175" calcext:value-type="float">
            <text:p>175</text:p>
          </table:table-cell>
          <table:table-cell table:style-name="ce10" table:formula="of:=[.B195]/[.B195]*100" office:value-type="float" office:value="100" calcext:value-type="float">
            <text:p>100,00</text:p>
          </table:table-cell>
          <table:table-cell/>
          <table:table-cell table:style-name="ce2" office:value-type="string" calcext:value-type="string">
            <text:p>excellent</text:p>
          </table:table-cell>
          <table:table-cell table:style-name="ce2" table:formula="of:=COUNTIF([.B3:.B177]; &quot;excellent&quot;)" office:value-type="float" office:value="130" calcext:value-type="float">
            <text:p>130</text:p>
          </table:table-cell>
          <table:table-cell table:style-name="ce10" table:formula="of:=([.F195]/[.F199])*100" office:value-type="float" office:value="74.2857142857143" calcext:value-type="float">
            <text:p>74,29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good</text:p>
          </table:table-cell>
          <table:table-cell table:style-name="ce2" table:formula="of:=COUNTIF([.B3:.B177];&quot;good&quot;)" office:value-type="float" office:value="30" calcext:value-type="float">
            <text:p>30</text:p>
          </table:table-cell>
          <table:table-cell table:style-name="ce10" table:formula="of:=([.F196]/[.F199])*100" office:value-type="float" office:value="17.1428571428571" calcext:value-type="float">
            <text:p>17,1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lt2</text:p>
          </table:table-cell>
          <table:table-cell table:style-name="ce9"/>
          <table:table-cell table:style-name="ce2"/>
          <table:table-cell/>
          <table:table-cell table:style-name="ce2" office:value-type="string" calcext:value-type="string">
            <text:p>poor</text:p>
          </table:table-cell>
          <table:table-cell table:style-name="ce2" table:formula="of:=COUNTIF([.B3:.B177];&quot;poor&quot;)" office:value-type="float" office:value="15" calcext:value-type="float">
            <text:p>15</text:p>
          </table:table-cell>
          <table:table-cell table:style-name="ce10" table:formula="of:=([.F197]/[.F199])*100" office:value-type="float" office:value="8.57142857142857" calcext:value-type="float">
            <text:p>8,57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/>
          <table:table-cell table:style-name="ce2" office:value-type="string" calcext:value-type="string">
            <text:p>none</text:p>
          </table:table-cell>
          <table:table-cell table:style-name="ce2" table:formula="of:=COUNTIF([.B3:.B177];&quot;none&quot;)" office:value-type="float" office:value="0" calcext:value-type="float">
            <text:p>0</text:p>
          </table:table-cell>
          <table:table-cell table:style-name="ce10" table:formula="of:=([.F198]/[.F199])*100" office:value-type="float" office:value="0" calcext:value-type="float">
            <text:p>0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E3:.E177];&quot;excellent&quot;)" office:value-type="float" office:value="70" calcext:value-type="float">
            <text:p>70</text:p>
          </table:table-cell>
          <table:table-cell table:style-name="ce10" table:formula="of:=([.B199]/[.B203])*100" office:value-type="float" office:value="40" calcext:value-type="float">
            <text:p>40,0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F195:.F198])" office:value-type="float" office:value="175" calcext:value-type="float">
            <text:p>175</text:p>
          </table:table-cell>
          <table:table-cell table:style-name="ce10" table:formula="of:=([.F199]/[.F199])*100" office:value-type="float" office:value="100" calcext:value-type="float">
            <text:p>100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E3:.E177];&quot;good&quot;)" office:value-type="float" office:value="19" calcext:value-type="float">
            <text:p>19</text:p>
          </table:table-cell>
          <table:table-cell table:style-name="ce10" table:formula="of:=[.B200]/[.B203]*100" office:value-type="float" office:value="10.8571428571429" calcext:value-type="float">
            <text:p>10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E3:.E177];&quot;poor&quot;)" office:value-type="float" office:value="68" calcext:value-type="float">
            <text:p>68</text:p>
          </table:table-cell>
          <table:table-cell table:style-name="ce10" table:formula="of:=[.B201]/[.B203]*100" office:value-type="float" office:value="38.8571428571429" calcext:value-type="float">
            <text:p>38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E3:.E177];&quot;none&quot;)" office:value-type="float" office:value="18" calcext:value-type="float">
            <text:p>18</text:p>
          </table:table-cell>
          <table:table-cell table:style-name="ce10" table:formula="of:=[.B202]/[.B203]*100" office:value-type="float" office:value="10.2857142857143" calcext:value-type="float">
            <text:p>10,29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199:.B202])" office:value-type="float" office:value="175" calcext:value-type="float">
            <text:p>175</text:p>
          </table:table-cell>
          <table:table-cell table:style-name="ce10" table:formula="of:=[.B203]/[.B203]*100" office:value-type="float" office:value="100" calcext:value-type="float">
            <text:p>100,0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style-name="ce9"/>
          <table:table-cell table:style-name="ce2"/>
          <table:table-cell table:number-columns-repeated="16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H3:.H177];&quot;excellent&quot;)" office:value-type="float" office:value="42" calcext:value-type="float">
            <text:p>42</text:p>
          </table:table-cell>
          <table:table-cell table:style-name="ce10" table:formula="of:=([.B207]/[.B211])*100" office:value-type="float" office:value="24" calcext:value-type="float">
            <text:p>24,00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H3:.H177];&quot;good&quot;)" office:value-type="float" office:value="6" calcext:value-type="float">
            <text:p>6</text:p>
          </table:table-cell>
          <table:table-cell table:style-name="ce10" table:formula="of:=[.B208]/[.B211]*100" office:value-type="float" office:value="3.42857142857143" calcext:value-type="float">
            <text:p>3,43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H3:.H177];&quot;poor&quot;)" office:value-type="float" office:value="4" calcext:value-type="float">
            <text:p>4</text:p>
          </table:table-cell>
          <table:table-cell table:style-name="ce10" table:formula="of:=[.B209]/[.B211]*100" office:value-type="float" office:value="2.28571428571429" calcext:value-type="float">
            <text:p>2,29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H3:.H177];&quot;none&quot;)" office:value-type="float" office:value="123" calcext:value-type="float">
            <text:p>123</text:p>
          </table:table-cell>
          <table:table-cell table:style-name="ce10" table:formula="of:=[.B210]/[.B211]*100" office:value-type="float" office:value="70.2857142857143" calcext:value-type="float">
            <text:p>70,29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207:.B210])" office:value-type="float" office:value="175" calcext:value-type="float">
            <text:p>175</text:p>
          </table:table-cell>
          <table:table-cell table:style-name="ce10" table:formula="of:=[.B211]/[.B211]*100" office:value-type="float" office:value="100" calcext:value-type="float">
            <text:p>100,0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Upath</text:p>
          </table:table-cell>
          <table:table-cell table:style-name="ce9"/>
          <table:table-cell table:style-name="ce2"/>
          <table:table-cell table:number-columns-repeated="16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I3:.I177];&quot;excellent&quot;)" office:value-type="float" office:value="55" calcext:value-type="float">
            <text:p>55</text:p>
          </table:table-cell>
          <table:table-cell table:style-name="ce10" table:formula="of:=([.B215]/[.B219])*100" office:value-type="float" office:value="31.4285714285714" calcext:value-type="float">
            <text:p>31,43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I3:.I177];&quot;good&quot;)" office:value-type="float" office:value="6" calcext:value-type="float">
            <text:p>6</text:p>
          </table:table-cell>
          <table:table-cell table:style-name="ce10" table:formula="of:=[.B216]/[.B219]*100" office:value-type="float" office:value="3.42857142857143" calcext:value-type="float">
            <text:p>3,43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I3:.I177];&quot;poor&quot;)" office:value-type="float" office:value="2" calcext:value-type="float">
            <text:p>2</text:p>
          </table:table-cell>
          <table:table-cell table:style-name="ce10" table:formula="of:=[.B217]/[.B219]*100" office:value-type="float" office:value="1.14285714285714" calcext:value-type="float">
            <text:p>1,14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I3:.I177];&quot;none&quot;)" office:value-type="float" office:value="112" calcext:value-type="float">
            <text:p>112</text:p>
          </table:table-cell>
          <table:table-cell table:style-name="ce10" table:formula="of:=[.B218]/[.B219]*100" office:value-type="float" office:value="64" calcext:value-type="float">
            <text:p>64,00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215:.B218])" office:value-type="float" office:value="175" calcext:value-type="float">
            <text:p>175</text:p>
          </table:table-cell>
          <table:table-cell table:style-name="ce10" table:formula="of:=[.B219]/[.B219]*100" office:value-type="float" office:value="100" calcext:value-type="float">
            <text:p>100,0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Upath+DeepBan</text:p>
          </table:table-cell>
          <table:table-cell table:style-name="ce9"/>
          <table:table-cell table:style-name="ce2"/>
          <table:table-cell table:number-columns-repeated="16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O3:.O177];&quot;excellent&quot;)" office:value-type="float" office:value="61" calcext:value-type="float">
            <text:p>61</text:p>
          </table:table-cell>
          <table:table-cell table:style-name="ce10" table:formula="of:=([.B223]/[.B227])*100" office:value-type="float" office:value="34.8571428571429" calcext:value-type="float">
            <text:p>34,86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O3:.O177];&quot;good&quot;)" office:value-type="float" office:value="6" calcext:value-type="float">
            <text:p>6</text:p>
          </table:table-cell>
          <table:table-cell table:style-name="ce10" table:formula="of:=[.B224]/[.B227]*100" office:value-type="float" office:value="3.42857142857143" calcext:value-type="float">
            <text:p>3,43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O3:.O177];&quot;poor&quot;)" office:value-type="float" office:value="2" calcext:value-type="float">
            <text:p>2</text:p>
          </table:table-cell>
          <table:table-cell table:style-name="ce10" table:formula="of:=[.B225]/[.B227]*100" office:value-type="float" office:value="1.14285714285714" calcext:value-type="float">
            <text:p>1,14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O3:.O177];&quot;none&quot;)" office:value-type="float" office:value="106" calcext:value-type="float">
            <text:p>106</text:p>
          </table:table-cell>
          <table:table-cell table:style-name="ce10" table:formula="of:=[.B226]/[.B227]*100" office:value-type="float" office:value="60.5714285714286" calcext:value-type="float">
            <text:p>60,57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223:.B226])" office:value-type="float" office:value="175" calcext:value-type="float">
            <text:p>175</text:p>
          </table:table-cell>
          <table:table-cell table:style-name="ce10" table:formula="of:=[.B227]/[.B227]*100" office:value-type="float" office:value="100" calcext:value-type="float">
            <text:p>100,0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UpathPrefLast</text:p>
          </table:table-cell>
          <table:table-cell table:style-name="ce9"/>
          <table:table-cell table:style-name="ce2"/>
          <table:table-cell table:number-columns-repeated="16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%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9" table:formula="of:=COUNTIF([.Q3:.Q177];&quot;excellent&quot;)" office:value-type="float" office:value="65" calcext:value-type="float">
            <text:p>65</text:p>
          </table:table-cell>
          <table:table-cell table:style-name="ce10" table:formula="of:=([.B231]/[.B235])*100" office:value-type="float" office:value="37.1428571428571" calcext:value-type="float">
            <text:p>37,14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9" table:formula="of:=COUNTIF([.Q3:.Q177];&quot;good&quot;)" office:value-type="float" office:value="6" calcext:value-type="float">
            <text:p>6</text:p>
          </table:table-cell>
          <table:table-cell table:style-name="ce10" table:formula="of:=[.B232]/[.B235]*100" office:value-type="float" office:value="3.42857142857143" calcext:value-type="float">
            <text:p>3,43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9" table:formula="of:=COUNTIF([.Q3:.Q177];&quot;poor&quot;)" office:value-type="float" office:value="98" calcext:value-type="float">
            <text:p>98</text:p>
          </table:table-cell>
          <table:table-cell table:style-name="ce10" table:formula="of:=[.B233]/[.B235]*100" office:value-type="float" office:value="56" calcext:value-type="float">
            <text:p>56,00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9" table:formula="of:=COUNTIF([.Q3:.Q177];&quot;none&quot;)" office:value-type="float" office:value="6" calcext:value-type="float">
            <text:p>6</text:p>
          </table:table-cell>
          <table:table-cell table:style-name="ce10" table:formula="of:=[.B234]/[.B235]*100" office:value-type="float" office:value="3.42857142857143" calcext:value-type="float">
            <text:p>3,43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table:formula="of:=SUM([.B231:.B234])" office:value-type="float" office:value="175" calcext:value-type="float">
            <text:p>175</text:p>
          </table:table-cell>
          <table:table-cell table:style-name="ce10" table:formula="of:=[.B235]/[.B235]*100" office:value-type="float" office:value="100" calcext:value-type="float">
            <text:p>100,00</text:p>
          </table:table-cell>
          <table:table-cell table:number-columns-repeated="16"/>
        </table:table-row>
        <table:table-row table:style-name="ro1" table:number-rows-repeated="104834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4:05:33.563491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5H33M40S</meta:editing-duration>
    <meta:editing-cycles>36</meta:editing-cycles>
    <meta:generator>LibreOffice/5.1.6.2$Linux_X86_64 LibreOffice_project/10m0$Build-2</meta:generator>
    <dc:date>2019-09-03T14:09:11.231059276</dc:date>
    <meta:document-statistic meta:table-count="1" meta:cell-count="2790" meta:object-count="0"/>
  </office:meta>
</office:document-meta>
</file>